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ro1" style:family="table-row">
      <style:table-row-properties style:row-height="1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="solid" draw:fill-color="#729fcf" draw:opacity="50%" draw:textarea-horizontal-align="justify" draw:textarea-vertical-align="middle" draw:auto-grow-height="false" fo:min-height="26.14mm" fo:min-width="19.76mm" draw:shadow-opacity="50%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float" office:value="11">
            <text:p>11</text:p>
            <draw:custom-shape draw:z-index="0" draw:name="MyShape" draw:style-name="gr1" draw:text-style-name="P1" svg:width="39.52mm" svg:height="52.26mm" svg:x="4.94mm" svg:y="4.74m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office:value-type="float" office:value="12">
            <text:p>12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number-columns-repeated="6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.00.0000</text:date>, <text:time style:data-style-name="N2" text:time-value="01:16:06.9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10-09T01:04:52.033000000</meta:creation-date>
    <dc:title>Col25Row15</dc:title>
    <meta:editing-duration>PT2M28S</meta:editing-duration>
    <meta:editing-cycles>4</meta:editing-cycles>
    <meta:generator>LOdaily_24Sep_en/7.1.0.0.alpha0$Windows_X86_64 LibreOffice_project/0f99330f33868594ad253656805918115823f59d</meta:generator>
    <meta:initial-creator>Regina Henschel</meta:initial-creator>
    <dc:date>2020-10-09T01:16:42.580000000</dc:date>
    <dc:creator>Regina Henschel</dc:creator>
    <meta:document-statistic meta:table-count="1" meta:cell-count="8" meta:object-count="1"/>
    <meta:template xlink:type="simple" xlink:actuate="onRequest" xlink:title="Col25Row15" xlink:href="../../../build_2020/core/instdir/user/template/Col25Row15.ots" meta:date="2020-10-09T01:04:51.736000000"/>
  </office:meta>
</office:document-meta>
</file>